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9c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eti um erro...</text:p>
      <text:p text:style-name="P1"/>
      <text:p text:style-name="P2">Cometi um erro, um deslize grave naquela última noite em Randóvia. Muitos podem não saber do que falo, e a esses aconselho lerem essa passagem, mas os mais atentos às minhas crónicas saberão com certeza a que me refiro. Apaixonei-me por uma vampira e trouxe-la comigo para casa. Louco!...</text:p>
      <text:p text:style-name="P2"/>
      <text:p text:style-name="P2">A minha missão era simples: Uma incursão rápida pela vila fantasma de Randóvia e eliminar um casal de vampiros que teimosamente ali permanecia. Cumpri cinquenta por cento do acordado; matei o macho mas não consegui dar o mesmo destino à mulher. E reparem como agora lhe chamo mulher e não fêmea, como outrora fiz uma e outra vez. É desta forma que me continuarei a referir a ela neste meu relato.</text:p>
      <text:p text:style-name="P2"/>
      <text:p text:style-name="P2">Valeria, foi este o nome que por bem lhe decidi dar. Estava fraca demais e era demasiado bela para que eu pudesse ter feito a coisa de modo diferente. <text:s/>A minha mente baralhou-se e eu deixei-me seduzir por um ser que nem sequer consegue comunicar comigo por palavras. O calor da luta deve-me ter toldado o juízo, só pode! <text:s/>Mas não pensem que ela veio de livre vontade. Não! Nada disso! <text:s/>Depois de lhe ter despachado o companheiro não seria de esperar tal coisa... Esboçou um pequeno suspiro de vingança, compreensível dadas as circunstâncias, e foi nessa altura que a fiz perder os sentidos. Depois só tive de assegurar que continuaria inofensiva... Aproveitei para lhe retirar as suas armas fatais, refiro-me aos dentes incisivos, claro. Eles voltarão a crescer mas por enquanto sinto-me mais tranquilo sem os ver... Em seguida só tive de a anestesiar fortemente para que não me acordasse antes do tempo. O resto foi canja...</text:p>
      <text:p text:style-name="P2"/>
      <text:p text:style-name="P2">E aqui estou eu agora! Ou melhor, estamos! Trouxe-la para o meu refúgio junto ao Grande Lago. Não há por aqui vivalma e sempre é melhor que ninguém nos veja. Não seria bom para nenhum. Muito <text:s/>provavelmente morreria ela e logo de seguida a minha reputação. Imaginem se se soubesse que o maior caçador de vampiros da Tasmânia falhara um compromisso e trouxera um vivo para casa... Só de pensar nisso até fico mal disposto! </text:p>
      <text:p text:style-name="P2"/>
      <text:p text:style-name="P2">Acabei de espreitá-la agora. Valeria ainda dorme, continua anestesiada com o sumo de éter e soporíferos que lhe administrei há horas. Só assim consegui trazê-la até aqui. Sem os seus dentes e sem a possibilidade de se alimentar morrerá se a deixar sozinha. Agora tenho de alimentá-la. Que fardo estúpido fui arranjar... </text:p>
      <text:p text:style-name="P2"/>
      <text:p text:style-name="P2"><text:soft-page-break/>Acabou de acordar. Tenho-a amarrada e ainda bem que é assim. A sua primeira reacção é violenta como já esperava. Os seus olhos estão fundos e cheios de ódio. Da sua boca não sai muito mais do que um rosnar agressivo. Sinto que me come vivo só com o olhar. Com o tempo a sua atitude vai melhorar, tenho a certeza... Voltou a adormecer. Continua fraca... Acho que isto se vai repetir nas próximas horas...</text:p>
      <text:p text:style-name="P2"/>
      <text:p text:style-name="P2">Passaram cerca de doze horas desde que despertou pela primeira vez na minha marquesa onde por vezes autopsio cadáveres de vampiros. Tento estudá-los para melhor perceber a sua anatomia, para melhor compreender os seus pontos débeis... Até agora nunca percebi grandes diferenças entre estes seres e os humanos. E não é agora com ela que o vou fazer. Não posso nem consigo dissecar esta mulher... <text:line-break/></text:p>
      <text:p text:style-name="P2">Voltando a ela... Valeria tem estado num constante ir e vir ao mundo dos sonhos... atordoada...</text:p>
      <text:p text:style-name="P2">A principio ainda tentei alimentá-la com sangue de animais. Dei-lhe sumo de rato acabadinho de <text:s/>trucidar. Ela não reage muito e isso preocupa-me cada vez mais. Começo a desconfiar que afinal é só mesmo de sangue humano que os vampiros vivem. Nem acredito naquilo que estou prestes a fazer...</text:p>
      <text:p text:style-name="P2"/>
      <text:p text:style-name="P2">Fiz merda! Mas ao menos ela está muito mais estável e tranquila nesta altura, parece-me inclusive que já não me olha da mesma maneira... oxalá... Tenho-a alimentado com o meu próprio sangue... Parece estar a recuperar, vejo-a visivelmente melhor. A transfusão está a resultar, e eu acho ela percebe aquilo que estou a fazer por ela. Sinto-me estranhamente contente... mas agora sou eu quem começa a fraquejar. Não sei se é do sangue que abandona o meu corpo ou das longas horas que levo sem dormir. Tenho tanto sono... mas preciso continuar as minhas pesquisas, e a minha nova amada <text:s/>será o primeiro paciente vivo... o paciente zero...</text:p>
      <text:p text:style-name="P2"/>
      <text:p text:style-name="P2">Acordo no meio de um pesadelo. Sonhei que me deixara dormir e que ela escapara entretanto. A minha visão parece embaciada. Sinto-me esquisito, com se estivesse meio ausente, como se tivesse sido gaseado, dormente. <text:s/>Não a vejo na marquesa nem em lado algum. Procuro em vão todos os recantos do laboratório e da casa, sempre com a vista desfocada. Não sei o que se passa comigo...</text:p>
      <text:p text:style-name="P2"/>
      <text:p text:style-name="P2">Finalmente desisto. Não sei mais o que fazer ou pensar. Neste momento encontro-me na sala, estou farto de procurar em vão e não a encontro em lado nenhum. Decido voltar ao laboratório. Começo a descer as escadas e de repente sinto um vulto atrás de mim. Volto-me de imediato, mas não a tempo. Estou lento de movimentos e torno-me presa fácil. Ela crava-me as unhas nos ombros e tenta <text:soft-page-break/>afincar-me os dentes na base do pescoço. Mas como?... Estou sem força nenhuma e não consigo reagir minimamente. Valeria triunfa no seu intento e eu começo a sentir as pernas a sucumbirem. Acho que vou perder os sentidos num ápice...</text:p>
      <text:p text:style-name="P2"/>
      <text:p text:style-name="P2">De repente volto a mim. Sinto-me acordado e bem desperto. Sem problemas de visão ou outros, não me sinto nada diferente. Nada mudou em mim, acho... Olho em volta e percebo o que se passou. Adormeci apenas... <text:span text:style-name="T2">Se calhar não devia ter tirado tanto sangue. </text:span>Valeria continua deitada, e amarrada, e eu a seu lado, ainda com o braço ligado aos tubos de transfusão... Acho melhor parar por aqui, hoje preciso muito dormir e descansar. Espero consegui-lo mas ao mesmo tempo tenho receio que um pensamento me vá pela noite dentro atormentar, <text:span text:style-name="T2">dando-me insónias</text:span>... O saber que “<text:span text:style-name="T1">cometi um erro</text:span>...”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Cristo</meta:initial-creator>
    <meta:creation-date>2011-03-14T20:34:50</meta:creation-date>
    <dc:date>2013-01-06T22:46:47</dc:date>
    <meta:editing-duration>PT6H50M34S</meta:editing-duration>
    <meta:editing-cycles>17</meta:editing-cycles>
    <meta:generator>LibreOffice/3.6$MacOSX_x86 LibreOffice_project/da8c1e6-fd468f4-454e206-f42a4a9-143cfd</meta:generator>
    <meta:document-statistic meta:table-count="0" meta:image-count="0" meta:object-count="0" meta:page-count="3" meta:paragraph-count="14" meta:word-count="996" meta:character-count="5767" meta:non-whitespace-character-count="4772"/>
  </office:meta>
</office:document-meta>
</file>